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Preformatted_20_Text">
      <style:paragraph-properties fo:margin-top="0in" fo:margin-bottom="0.1965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One way to execute queries is through the Prometheus HTTP API. This API is a great way to interact with Prometheus from the context of your own custom tools and applications. In this lesson, we introduce the HTTP API and demonstrate the process of running some basic queries via the API.</text:p>
      <text:h text:style-name="Heading_20_4" text:outline-level="4"><text:bookmark text:name="relevant-documentation"/>Relevant Documentation</text:h>
      <text:list xml:id="list1495434310" text:style-name="L2">
        <text:list-item>
          <text:p text:style-name="P2"><text:a xlink:type="simple" xlink:href="https://prometheus.io/docs/prometheus/latest/querying/api/" text:style-name="Internet_20_link" text:visited-style-name="Visited_20_Internet_20_Link">HTTP API</text:a></text:p>
        </text:list-item>
      </text:list>
      <text:h text:style-name="Heading_20_4" text:outline-level="4"><text:bookmark text:name="lesson-reference"/>Lesson Reference</text:h>
      <text:p text:style-name="Text_20_body">Log in to your Prometheus server.</text:p>
      <text:p text:style-name="Text_20_body">Make an HTTP request to the <text:span text:style-name="Source_20_Text">/api/v1/query</text:span> endpoint to execute a query via the HTTP API:</text:p>
      <text:p text:style-name="P3"><text:span text:style-name="Source_20_Text">curl localhost:9090/api/v1/query?query=node_cpu_seconds_total</text:span></text:p>
      <text:p text:style-name="Text_20_body">For queries that contain certain characters, you may need to URL-encode the query:</text:p>
      <text:p text:style-name="P3"><text:span text:style-name="Source_20_Text">curl localhost:9090/api/v1/query --data-urlencode "query=node_cpu_seconds_total{cpu=\"0\"}"</text:span></text:p>
      <text:p text:style-name="Text_20_body">Use the <text:span text:style-name="Source_20_Text">/api/v1/query_range</text:span> endpoint to query a range vector. Supply <text:span text:style-name="Source_20_Text">start</text:span> and <text:span text:style-name="Source_20_Text">end</text:span> parameters to specify the start and end of the time-range.</text:p>
      <text:p text:style-name="Text_20_body">The <text:span text:style-name="Source_20_Text">step</text:span> parameter determines how detailed the results will be. A step duration of <text:span text:style-name="Source_20_Text">1m</text:span> will return values for every one minute during the specified time range:</text:p>
      <text:p text:style-name="P3"><text:span text:style-name="Source_20_Text">start=$(date --date '-5 min' +'%Y-%m-%dT%H:%M:%SZ')</text:span></text:p>
      <text:p text:style-name="P3"><text:span text:style-name="Source_20_Text">end=$(date +'%Y-%m-%dT%H:%M:%SZ')</text:span></text:p>
      <text:p text:style-name="P3"><text:span text:style-name="Source_20_Text">curl "localhost:9090/api/v1/query_range?query=node_cpu_seconds_total&amp;start=$start&amp;end=$end&amp;step=1m"</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21:48:55.144089229</meta:creation-date>
    <dc:date>2020-08-12T22:10:06.341209313</dc:date>
    <meta:editing-duration>PT21M12S</meta:editing-duration>
    <meta:editing-cycles>2</meta:editing-cycles>
    <meta:generator>LibreOffice/6.0.7.3$Linux_X86_64 LibreOffice_project/00m0$Build-3</meta:generator>
    <meta:document-statistic meta:table-count="0" meta:image-count="0" meta:object-count="0" meta:page-count="1" meta:paragraph-count="14" meta:word-count="160" meta:character-count="1170" meta:non-whitespace-character-count="1027"/>
  </office:meta>
</office:document-meta>
</file>